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Tahoma, Helvetica, FreeSans, sans-serif"/>
    <style:font-face style:name="Mangal1" svg:font-family="Mangal"/>
    <style:font-face style:name="Verdana" svg:font-family="Verdana"/>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style:line-height-at-least="0.529cm" fo:widows="1" fo:text-indent="0cm" style:auto-text-indent="false"/>
      <style:text-properties fo:font-variant="normal" fo:text-transform="none" fo:color="#000000" style:font-name="Verdana" fo:font-size="10pt" fo:letter-spacing="normal" fo:font-style="normal" fo:font-weight="bold"/>
    </style:style>
    <style:style style:name="P2" style:family="paragraph" style:parent-style-name="Standard">
      <style:text-properties style:font-name="Bitstream Charter" fo:font-size="11pt" officeooo:rsid="002840fc" officeooo:paragraph-rsid="002840fc" style:font-size-asian="11pt" style:font-size-complex="11pt"/>
    </style:style>
    <style:style style:name="P3" style:family="paragraph" style:parent-style-name="Standard">
      <style:text-properties style:font-name="Bitstream Charter" fo:font-size="11pt" officeooo:rsid="00294546" officeooo:paragraph-rsid="00294546" style:font-size-asian="11pt" style:font-size-complex="11pt"/>
    </style:style>
    <style:style style:name="P4" style:family="paragraph" style:parent-style-name="Standard">
      <style:text-properties style:font-name="Bitstream Charter" fo:font-size="11pt" style:text-underline-style="none" fo:font-weight="normal" style:font-size-asian="11pt" style:font-weight-asian="normal" style:font-size-complex="11pt" style:font-weight-complex="normal"/>
    </style:style>
    <style:style style:name="P5" style:family="paragraph" style:parent-style-name="Standard">
      <style:paragraph-properties fo:margin-left="0cm" fo:margin-right="0cm" fo:margin-top="0cm" fo:margin-bottom="0.499cm" loext:contextual-spacing="false" style:line-height-at-least="0.529cm" fo:widows="1" fo:text-indent="0cm" style:auto-text-indent="false"/>
      <style:text-properties fo:font-variant="normal" fo:text-transform="none" fo:color="#000000" style:font-name="Bitstream Charter" fo:font-size="11pt" fo:letter-spacing="normal" fo:font-style="normal" style:text-underline-style="none" fo:font-weight="normal" style:font-size-asian="11pt" style:font-weight-asian="normal" style:font-size-complex="11pt" style:font-weight-complex="normal"/>
    </style:style>
    <style:style style:name="P6" style:family="paragraph" style:parent-style-name="Text_20_body">
      <style:paragraph-properties fo:text-align="start" style:justify-single-word="false"/>
      <style:text-properties officeooo:paragraph-rsid="0027b6b2"/>
    </style:style>
    <style:style style:name="P7" style:family="paragraph" style:parent-style-name="Text_20_body">
      <style:text-properties officeooo:paragraph-rsid="0024e1f3"/>
    </style:style>
    <style:style style:name="P8" style:family="paragraph" style:parent-style-name="Text_20_body">
      <style:text-properties style:font-name="Bitstream Charter" fo:font-size="12pt" officeooo:rsid="00294546" officeooo:paragraph-rsid="00294546" style:font-size-asian="11pt" style:font-size-complex="11pt"/>
    </style:style>
    <style:style style:name="P9" style:family="paragraph" style:parent-style-name="Text_20_body">
      <style:paragraph-properties fo:text-align="start" style:justify-single-word="false"/>
      <style:text-properties fo:color="#000000" style:font-name="Bitstream Charter" fo:font-size="11pt" style:text-underline-style="none" fo:font-weight="normal" officeooo:paragraph-rsid="0027b6b2"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fo:font-size="12pt"/>
    </style:style>
    <style:style style:name="P11" style:family="paragraph" style:parent-style-name="Text_20_body" style:list-style-name="L24"/>
    <style:style style:name="P12"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333333" style:font-name="Bitstream Charter" fo:font-size="11pt" fo:letter-spacing="normal" fo:font-style="normal" fo:font-weight="normal" style:font-size-asian="11pt" style:font-size-complex="11pt"/>
    </style:style>
    <style:style style:name="P13"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1pt" fo:letter-spacing="normal" fo:font-style="normal" style:text-underline-style="none" fo:font-weight="normal" style:font-size-asian="11pt" style:font-weight-asian="normal" style:font-size-complex="11pt" style:font-weight-complex="normal"/>
    </style:style>
    <style:style style:name="P14" style:family="paragraph" style:parent-style-name="Text_20_body">
      <style:paragraph-properties fo:margin-left="0cm" fo:margin-right="0cm" fo:margin-top="0cm" fo:margin-bottom="0cm" loext:contextual-spacing="false" style:line-height-at-least="0.529cm" fo:widows="1" fo:text-indent="0cm" style:auto-text-indent="false"/>
      <style:text-properties fo:font-variant="normal" fo:text-transform="none" fo:color="#000000" style:font-name="Bitstream Charter" fo:font-size="11pt" fo:letter-spacing="normal" fo:font-style="normal" style:text-underline-style="none" fo:font-weight="bold" style:font-size-asian="11pt" style:font-weight-asian="bold" style:font-size-complex="11pt" style:font-weight-complex="bold"/>
    </style:style>
    <style:style style:name="P15"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1pt" fo:letter-spacing="normal" fo:font-style="normal" style:text-underline-style="none" fo:font-weight="normal" style:font-size-asian="11pt" style:font-weight-asian="normal" style:font-size-complex="11pt" style:font-weight-complex="normal"/>
    </style:style>
    <style:style style:name="P16"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Bitstream Charter" fo:font-size="11pt" fo:letter-spacing="normal" fo:font-style="normal" style:text-underline-style="none" fo:font-weight="normal" officeooo:paragraph-rsid="0027b6b2" style:font-size-asian="11pt" style:font-weight-asian="normal" style:font-size-complex="11pt" style:font-weight-complex="normal"/>
    </style:style>
    <style:style style:name="P17" style:family="paragraph" style:parent-style-name="Text_20_body">
      <style:paragraph-properties fo:margin-top="0cm" fo:margin-bottom="0cm" loext:contextual-spacing="false" fo:text-align="start" style:justify-single-word="false"/>
      <style:text-properties fo:color="#000000" style:font-name="Bitstream Charter" fo:font-size="11pt" fo:letter-spacing="-0.026cm" style:text-underline-style="none" fo:font-weight="bold" officeooo:rsid="002840fc" officeooo:paragraph-rsid="002840fc" style:font-size-asian="11pt" style:font-weight-asian="bold" style:font-size-complex="11pt" style:font-weight-complex="bold"/>
    </style:style>
    <style:style style:name="P18" style:family="paragraph" style:parent-style-name="Text_20_body">
      <style:paragraph-properties fo:margin-top="0cm" fo:margin-bottom="0cm" loext:contextual-spacing="false" fo:text-align="start" style:justify-single-word="false"/>
      <style:text-properties fo:color="#000000" style:text-underline-style="none" fo:font-weight="normal" style:font-weight-asian="normal" style:font-weight-complex="normal"/>
    </style:style>
    <style:style style:name="P19" style:family="paragraph" style:parent-style-name="Text_20_body">
      <style:paragraph-properties fo:margin-top="0cm" fo:margin-bottom="0cm" loext:contextual-spacing="false" fo:text-align="start" style:justify-single-word="false"/>
      <style:text-properties fo:color="#000000" style:text-underline-style="none" fo:font-weight="normal" officeooo:rsid="002840fc" officeooo:paragraph-rsid="002840fc" style:font-weight-asian="normal" style:font-weight-complex="normal"/>
    </style:style>
    <style:style style:name="P20" style:family="paragraph" style:parent-style-name="Text_20_body">
      <style:paragraph-properties fo:margin-top="0cm" fo:margin-bottom="0cm" loext:contextual-spacing="false" fo:text-align="start" style:justify-single-word="false"/>
      <style:text-properties fo:color="#000000" style:text-underline-style="none" fo:font-weight="bold" officeooo:rsid="002840fc" officeooo:paragraph-rsid="002840fc" style:font-weight-asian="bold" style:font-weight-complex="bold"/>
    </style:style>
    <style:style style:name="P21" style:family="paragraph" style:parent-style-name="Text_20_body" style:list-style-name="L24">
      <style:paragraph-properties fo:margin-top="0cm" fo:margin-bottom="0cm" loext:contextual-spacing="false"/>
    </style:style>
    <style:style style:name="T1" style:family="text">
      <style:text-properties fo:color="#000000" style:font-name="Bitstream Charter" fo:font-size="11pt" style:text-underline-style="none" fo:font-weight="normal" style:font-size-asian="11pt" style:font-weight-asian="normal" style:font-size-complex="11pt" style:font-weight-complex="normal"/>
    </style:style>
    <style:style style:name="T2" style:family="text">
      <style:text-properties fo:color="#000000" style:font-name="Bitstream Charter" fo:font-size="11pt" style:text-underline-style="none" fo:font-weight="normal" officeooo:rsid="0024e1f3" style:font-size-asian="11pt" style:font-weight-asian="normal" style:font-size-complex="11pt" style:font-weight-complex="normal"/>
    </style:style>
    <style:style style:name="T3" style:family="text">
      <style:text-properties fo:color="#000000" style:font-name="Bitstream Charter" fo:font-size="11pt" style:text-underline-style="none" fo:font-weight="normal" officeooo:rsid="0025f50f" style:font-size-asian="11pt" style:font-weight-asian="normal" style:font-size-complex="11pt" style:font-weight-complex="normal"/>
    </style:style>
    <style:style style:name="T4" style:family="text">
      <style:text-properties fo:color="#000000" style:font-name="Bitstream Charter" fo:font-size="11pt" style:text-underline-style="none" fo:font-weight="normal" officeooo:rsid="0027b6b2" style:font-size-asian="11pt" style:font-weight-asian="normal" style:font-size-complex="11pt" style:font-weight-complex="normal"/>
    </style:style>
    <style:style style:name="T5" style:family="text">
      <style:text-properties fo:color="#000000" style:font-name="Bitstream Charter" fo:font-size="11pt" style:text-underline-style="none" fo:font-weight="normal" officeooo:rsid="0023620e" style:font-size-asian="11pt" style:font-weight-asian="normal" style:font-size-complex="11pt" style:font-weight-complex="normal"/>
    </style:style>
    <style:style style:name="T6" style:family="text">
      <style:text-properties fo:color="#000000" style:font-name="Bitstream Charter" fo:font-size="11pt" style:text-underline-style="none" fo:font-weight="bold" officeooo:rsid="0023620e" style:font-size-asian="11pt" style:font-weight-asian="bold" style:font-size-complex="11pt" style:font-weight-complex="bold"/>
    </style:style>
    <style:style style:name="T7" style:family="text">
      <style:text-properties fo:color="#000000" style:font-name="Bitstream Charter" fo:font-size="11pt" style:text-underline-style="none" fo:font-weight="bold" officeooo:rsid="0024e1f3" style:font-size-asian="11pt" style:font-weight-asian="bold" style:font-size-complex="11pt" style:font-weight-complex="bold"/>
    </style:style>
    <style:style style:name="T8" style:family="text">
      <style:text-properties fo:color="#000000" style:font-name="Bitstream Charter" fo:font-size="11pt" style:text-underline-style="none" fo:font-weight="bold" officeooo:rsid="0025f50f" style:font-size-asian="11pt" style:font-weight-asian="bold" style:font-size-complex="11pt" style:font-weight-complex="bold"/>
    </style:style>
    <style:style style:name="T9" style:family="text">
      <style:text-properties fo:color="#000000" style:font-name="Bitstream Charter" fo:font-size="11pt" style:text-underline-style="none" fo:font-weight="bold" officeooo:rsid="0027b6b2" style:font-size-asian="11pt" style:font-weight-asian="bold" style:font-size-complex="11pt" style:font-weight-complex="bold"/>
    </style:style>
    <style:style style:name="T10" style:family="text">
      <style:text-properties fo:font-weight="bold" style:font-weight-asian="bold" style:font-weight-complex="bold"/>
    </style:style>
    <style:style style:name="T11" style:family="text">
      <style:text-properties fo:font-weight="bold" officeooo:rsid="0023620e" style:font-weight-asian="bold" style:font-weight-complex="bold"/>
    </style:style>
    <style:style style:name="T12" style:family="text">
      <style:text-properties officeooo:rsid="0027b6b2"/>
    </style:style>
    <style:style style:name="T13" style:family="text">
      <style:text-properties style:text-line-through-style="none" style:text-line-through-type="none" style:font-name="Bitstream Charter" fo:font-size="11pt" style:text-blinking="false" fo:background-color="#ffffff" loext:char-shading-value="0" style:font-size-asian="11pt" style:font-size-complex="11pt" fo:padding="0cm" fo:border="none"/>
    </style:style>
    <style:style style:name="T14" style:family="text">
      <style:text-properties officeooo:rsid="002840fc"/>
    </style:style>
    <style:style style:name="T15" style:family="text">
      <style:text-properties fo:font-size="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ECIFICACION DE CARGOS Y FUNCIONES </text:p>
      <text:p text:style-name="P5"><text:span text:style-name="T10">Gerente de TICs</text:span><text:line-break/><text:line-break/>Encargado de la planeación, organización, control y ejecución de los objetivos de informática y de sistemas, además debe suplir las necesidades de tecnologías informáticas dentro de la organización, proponer políticas y estrategias que permitan el buen manejo de la información financiera de la empresa.<text:line-break/>Sus principales funciones son: <text:line-break/>Gerenciamiento del Proyecto, incluyendo los grupos de procesos y las nueve áreas del conocimiento definidas por PMI: Alcance, Costo, Tiempos, Calidad, Integración, Riesgos, Comunicaciones, RRHH y Compras.<text:line-break/><text:tab/><text:span text:style-name="T12">· </text:span>Proponer y participar en el diseño de las soluciones asociadas a los requerimientos.<text:line-break/><text:tab/><text:span text:style-name="T12">· </text:span>Detectar necesidades de capacitación del equipo del proyecto para lograr una formación adecuada, alineada a las necesidades del proyecto y al desarrollo profesional de los colaboradores.<text:line-break/><text:tab/><text:span text:style-name="T12">· </text:span>Delegar adecuadamente tareas del proyecto para cumplir el mismo en tiempo y forma.<text:line-break/><text:tab/><text:span text:style-name="T12">· </text:span>Coordinar con el grupo de trabajo la elaboración de dichos proyectos (Con avaluó y aprobación del Gerente general y sus directivos).</text:p>
      <text:p text:style-name="P16"><text:span text:style-name="T10">Jefe de Desarrollo</text:span><text:line-break/><text:line-break/>Persona encargada de coordinar, y dar un buen seguimiento a la construcción de los proyecto.<text:line-break/><text:line-break/><text:span text:style-name="T10">Analista-Diseñador</text:span></text:p>
      <text:p text:style-name="P16"><text:line-break/>Debe estar capacitado para analizar, diseñar, programar, implementar y realizar mantenimiento a las aplicaciones requeridas por la empresa.</text:p>
      <text:p text:style-name="P15"><text:span text:style-name="T10">Programador<text:line-break/></text:span><text:line-break/>Un individuo autodidacta, inquieto y sumamente inteligente que busca lo que necesita y lo adopta a sus necesidades, trata (fervientemente) de mantenerse actualizado con las nuevas tecnologías. Debe estar capacitado para analizar, diseñar, programar, implementar y realizar mantenimiento a las aplicaciones requeridas por la empresa.<text:line-break/><text:line-break/><text:span text:style-name="T10">Jefe de Mantenimiento</text:span><text:line-break/><text:line-break/>Persona encargada de gestionar el mantenimiento correctivo y preventivo de los equipos de computación y redes en la organización.</text:p>
      <text:p text:style-name="P15"><text:span text:style-name="T10">Técnico en Redes<text:line-break/></text:span><text:line-break/>Encargado del mantenimiento de la intranet de la empresa.</text:p>
      <text:p text:style-name="P15"><text:span text:style-name="T10">Técnico en Redes<text:line-break/></text:span><text:line-break/>Persona encargada del mantenimiento hardware a los equipos de cómputo, impresoras, fax, etc.</text:p>
      <text:p text:style-name="P15"><text:span text:style-name="T10"><text:line-break/><text:line-break/></text:span><text:soft-page-break/><text:span text:style-name="T10">Técnico Mantenimiento Hardware<text:line-break/></text:span><text:line-break/>Encargado del mantenimiento de la intranet de la empresa.</text:p>
      <text:p text:style-name="P15"><text:span text:style-name="T10">Analista Tester<text:line-break/></text:span><text:line-break/>Persona encargad<text:span text:style-name="T12">a</text:span> del mantenimiento correctivo y preventivo de los módulos.<text:line-break/><text:line-break/><text:span text:style-name="T10">Jefe de Infraestructura<text:line-break/></text:span><text:line-break/>Es el encargado de la seguridad informática, redes y bases de datos, la empresa necesita una cohesión firme y segura en cada uno de los campos que influencia el área de sistemas, la unificación de cada uno de los departamentos en el uso de todos los componentes tecnológicos disponibles para la empresa.<text:line-break/><text:line-break/><text:span text:style-name="T10">Administrador de Seguridad<text:line-break/></text:span><text:line-break/>Persona encargada de la seguridad, confidencialidad de la información</text:p>
      <text:p text:style-name="P13"><text:span text:style-name="T10">Administrador de Bases de la Datos (DBA)<text:line-break/></text:span><text:line-break/>El Administrador de la Base de Datos o DBA (DataBase Administrator) es el responsable de la Planificación, Diseño de la Arquitectura, Control y Administración de la Base de Datos de la organización.</text:p>
      <text:p text:style-name="P13"/>
      <text:p text:style-name="P13"/>
      <text:p text:style-name="P14">Gerente de Administración y Finanzas.<text:line-break/></text:p>
      <text:p text:style-name="P9">- Elaboración y control de presupuestos. <text:line-break/> - Revisar los cheques emitidos por diferentes conceptos, tales como: pagos a proveedores, pagos de servicios, aportes, asignaciones, avances a justificar, incremento o creación de fondos fijos, fondos especiales y de funcionamiento, alquileres, y otras asignaciones especiales.<text:line-break/> - Control de Ingresos y Egresos con el fin de administrar el Capital de Trabajo. <text:line-break/> - Control de Contratos en ejecución en cuanto al inicio, finalización y cobro de los trabajos realizados.<text:line-break/><text:line-break/><text:span text:style-name="T11">Contador</text:span></text:p>
      <text:p text:style-name="P6"><text:span text:style-name="T5"><text:line-break/> - </text:span><text:span text:style-name="T1">Verificar que las facturas recibidas en el departamento contengan correctamente los datos fiscales de la empresa que cumplan con las formalidades requeridas. <text:line-break/> - Registrar las facturas recibidas de los proveedores, a través del sistema computarizado administrativo para mantener actualizadas las cuentas por pagar. <text:line-break/> - Revisar el cálculo de las planillas de retención de Impuesto sobre la renta del personal emitidas por los empleados, y realizar los ajustes en caso de no cumplir con las disposiciones. <text:line-break/> - Llevar mensualmente los libros generales de Compras y Ventas, mediante el registro de facturas emitidas y recibidas a fin de realizar la declaración de IVA.<text:line-break/> - Llevar todos los movimientos o registros contables al Programa que es el software utilizado por la organización para dicha actividad. <text:line-break/></text:span><text:soft-page-break/><text:span text:style-name="T1"> - Elaboración de cheques para el recurso humano de la empresa, proveedores y servicios.<text:line-break/><text:line-break/><text:line-break/></text:span><text:span text:style-name="T6">Recursos humanos</text:span><text:span text:style-name="T5"><text:line-break/><text:line-break/> - </text:span><text:span text:style-name="T1">Ayudar al departamento de Recursos Humanos en todo lo referente a la actualización del marco legal. <text:line-break/> - Mantener actualizado el departamento de Recursos Humanos en lo referente a la calidad de la empresa y las nuevas tendencias de la Gestión del Talento Humano. <text:line-break/> - Apoyar a la Gerencia de RRHH en los procesos de Captación y Selección del Talento Humano para la empresa.<text:line-break/> - Controlar los procesos de servicios en la administración de personal, a objeto de dar cumplimiento a los planes y programas sobre los beneficios establecidos por la empresa.<text:line-break/><text:line-break/><text:line-break/></text:span><text:span text:style-name="T7">Tesorería</text:span><text:span text:style-name="T2"> <text:line-break/><text:line-break/> - </text:span><text:span text:style-name="T1">Realizar la desagregación de funciones y responsabilidades de cada persona que trabaja en el área del manejo de efectivo, bancario y de pagos. <text:line-break/> - Adquirir, verificar y hacer seguimiento de las pólizas de manejo. <text:line-break/> - Almacenar los soportes de todas las transacciones. <text:line-break/> - Realizar boletines diarios de los fondos de la empresa. <text:line-break/> - Aplicar las medidas necesarias para la prevención de errores en cuanto al manejo del efectivo, la caja y los bancos. <text:line-break/><text:line-break/></text:span><text:span text:style-name="T7">Compras </text:span><text:span text:style-name="T2"><text:line-break/><text:line-break/></text:span><text:span text:style-name="T1"> - Minimizar costos de entrada aumenta la productividad y permite la rentabilidad de las operaciones. Y este punto es de suma importancia evaluar el precio constantemente.<text:line-break/> - </text:span><text:span text:style-name="T2">Asegurar el flujo continuo de la producci</text:span><text:span text:style-name="T4">ó</text:span><text:span text:style-name="T2">n a </text:span><text:span text:style-name="T1">través de un suministro continuo de materias primas, componentes, herramientas, etc, junto con el departamento mantención.<text:line-break/> - </text:span><text:a xlink:type="simple" xlink:href="http://expensereduction.eu/es/blog/la-importancia-de-las-relaciones-con-los-proveedores#.U86Orfl5NEg" office:target-frame-name="_blank" xlink:show="new" text:style-name="Internet_20_link" text:visited-style-name="Visited_20_Internet_20_Link"><text:span text:style-name="Strong_20_Emphasis"><text:span text:style-name="T1">Mantener buenas relaciones con el proveedor</text:span></text:span></text:a><text:span text:style-name="T1"> ayuda en la evolución de una imagen favorable en todos los ámbitos.<text:line-break/><text:line-break/><text:line-break/></text:span><text:span text:style-name="T8">Finanzas</text:span><text:span text:style-name="T3"> <text:line-break/><text:line-break/> - </text:span><text:span text:style-name="T1">Rentabiliza la empresa y maximiza las Ganancias.<text:line-break/> - Desarrolla de manera eficiente las actividades de custodia, control, manejo y desembolso de fondos, valores y documentos negociables que administra la empresa.<text:line-break/> - Efectúa los registros contables y estados financieros relativos a los recursos económicos, compromisos, patrimonios y los resultados de las operaciones financieras de la empresa. <text:line-break/> - Realiza la clasificación, distribución de manera eficaz y oportuna del pago de todo el personal que labora en la empresa.<text:line-break/> <text:line-break/><text:line-break/></text:span></text:p>
      <text:p text:style-name="P7"><text:soft-page-break/><text:span text:style-name="T9"><text:s/>Facturacion </text:span><text:span text:style-name="T4"><text:line-break/><text:line-break/> - </text:span><text:span text:style-name="T1">Formular y ejecutar el Plan de Captación de ingresos por la venta y comercialización de los servicios de agua potable, alcantarillado sanitario, pluvial, y servicios colaterales. <text:line-break/> - Ejecutar campañas de pago puntual y reducción de los índices de morosidad. <text:line-break/> - Coordinar con la Oficina General de Informática y Computación y/o quien haga sus veces el Plan de Contingencia y Emergencia del Sistema Automatizado de Facturación y Cobranzas. <text:line-break/> - Efectuar la facturación y cobranza por los servicios que brinda la empresa con eficiencia y oportunidad.<text:line-break/><text:line-break/></text:span><text:span text:style-name="T9">Costos</text:span><text:span text:style-name="T4"><text:line-break/><text:line-break/> - </text:span><text:span text:style-name="T1"><text:s/>Proporciona</text:span><text:span text:style-name="T4">r</text:span><text:span text:style-name="T1"> </text:span><text:bookmark text:name="autolink3"/><text:span text:style-name="T1">informes relativos a costos para medir la </text:span><text:bookmark text:name="autolink2"/><text:span text:style-name="T1">utilidad y evaluar el </text:span><text:bookmark text:name="autolink1"/><text:span text:style-name="T1">inventario (</text:span><text:bookmark text:name="autolink"/><text:span text:style-name="T1">estado resultados y balance general).<text:line-break/> - Ofrece</text:span><text:span text:style-name="T4">r</text:span><text:span text:style-name="T1"> información para el control administrativo de las </text:span><text:bookmark text:name="autolink5"/><text:span text:style-name="T1">operaciones y actividades de la </text:span><text:bookmark text:name="autolink4"/><text:span text:style-name="T1">empresa (informes de control).<text:line-break/> - Proporciona</text:span><text:span text:style-name="T4">r</text:span><text:span text:style-name="T1"> información a la </text:span><text:bookmark text:name="autolink7"/><text:span text:style-name="T1">administración para fundamentar la </text:span><text:bookmark text:name="autolink6"/><text:span text:style-name="T1">planeación y la toma de decisiones (análisis y estudios especiales).<text:line-break/><text:line-break/>Por todo lo antes expuesto permite definirlo como un instrumento eficaz para la </text:span><text:bookmark text:name="autolink10"/><text:span text:style-name="T1">dirección, pues a través de él se puede medir el comportamiento de la efectividad económica de las </text:span><text:bookmark text:name="autolink9"/><text:span text:style-name="T1">empresas, facilitando la toma de decisiones encaminadas a obtener mejores resultados, con el mínimo de gastos, así como reducir el </text:span><text:bookmark text:name="autolink8"/><text:span text:style-name="T1">riesgo de tomar decisiones incorrectas.</text:span></text:p>
      <text:p text:style-name="P18"/>
      <text:p text:style-name="P18"/>
      <text:p text:style-name="P20"><text:span text:style-name="T13">Gerencia de Comercialización</text:span></text:p>
      <text:p text:style-name="P17"/>
      <text:p text:style-name="P4"><text:s/>- A partir de los objetivos corporativos, diseñar, planificar, implementar y controlar la puesta enmarcha de la estrategia comercial, creando y definiendo para el efecto la política comercialnacional y velando porque el cumplimiento de esta se desarrolle identificando oportunidades denegocio que creen valor en la relación con los diferentes canales y sus respectivos clientes, y,teniendo como enfoque principal, el cumplimiento del presupuesto anual de ventas y rentabilidad.</text:p>
      <text:p text:style-name="P4"><text:s/>- Preparar los planes, pronósticos y presupuestos de ventas, calculando para el efecto tantolas cifras históricas y metas corporativas cuanto la demanda puntual del mercado en susdiferentes canales, considerando para el efecto no solo el crecimiento monetario, sinogarantizando porcentajes de penetración y participación del mercado. </text:p>
      <text:p text:style-name="P4"><text:s/>- Planificar las acciones de las diferentes áreas a su cargo, tomando en cuenta los recursosnecesarios y disponibles para llevar a cabo dichos planes y presupuestos.</text:p>
      <text:p text:style-name="P4"><text:span text:style-name="T14"><text:s/>- C</text:span>onocimiento muy amplio y detallado de nuestros productos, con todas sus característicasy aplicaciones.</text:p>
      <text:p text:style-name="P4"><text:s/>- Proponer, desarrollar e implementar metas y objetivos con las áreas de su responsabilidada través de la ejecución de programas y planes de acción dirigidos a alcanzar los objetivospropuestos, así como la definición de estándares de desempeño para todos los miembrosdel equipo comercial.</text:p>
      <text:p text:style-name="P4"><text:s/>- Determinar el tamaño y la estructura de la fuerza de ventas así como su perfil decompetencia y su sistema de remuneración e incentivos.</text:p>
      <text:p text:style-name="P4"><text:s/>- Revisar la descripción de funciones de cada uno de los equipos integrados en su área deresponsabilidad.</text:p>
      <text:p text:style-name="P4"/>
      <text:p text:style-name="P4"><text:soft-page-break/><text:s/>- Participar activamente de los procesos de reclutamiento, selección y capacitación de losvendedores y determinar conjuntamente con RRHH los planes de capacitación de toda lafuerza de ventas, jefes de productos y asistentes comerciales.</text:p>
      <text:p text:style-name="P19"><text:span text:style-name="T13"/></text:p>
      <text:p text:style-name="P12"/>
      <text:p text:style-name="P2">Marketing <text:line-break/><text:line-break/> - Establecer las estrategias de comercialización de productos.<text:line-break/> - Diseñar los planes de marketing anuales de cada producto en promoción, velar por su implementación y realizar un eficaz seguimiento de los mismos.<text:line-break/> - Organizar las actividades promocionales contempladas en los planes de marketing.<text:line-break/> - Confeccionar los materiales promocionales<text:line-break/> - Mantener actualizado el flujo de información competitiva<text:line-break/> - Establecer las politicas de marketing relacional<text:line-break/> - Identificación y selección del mercado.</text:p>
      <text:p text:style-name="P2"/>
      <text:p text:style-name="P3">Gerencia de Calidad</text:p>
      <text:p text:style-name="P3"/>
      <text:p text:style-name="P8">Podemos sintetizar sus funciones y responsabilidades en las siguientes cuatro áreas de trabajo:</text:p>
      <text:list xml:id="list3552768223449273175" text:style-name="L24">
        <text:list-item>
          <text:p text:style-name="P21"><text:span text:style-name="Strong_20_Emphasis"><text:span text:style-name="T15">Apoyar</text:span></text:span><text:span text:style-name="T15">:</text:span> </text:p>
          <text:list>
            <text:list-item>
              <text:p text:style-name="P21"><text:span text:style-name="T15">A la alta dirección a definir, difundir y mantener la política de calidad y los principios de gestión de la calidad.</text:span> </text:p>
            </text:list-item>
            <text:list-item>
              <text:p text:style-name="P21"><text:span text:style-name="T15">A la toma de acciones para la correcta implantación y el cumplimiento de los requisitos internos derivados del sistema de gestión.</text:span> </text:p>
            </text:list-item>
          </text:list>
        </text:list-item>
        <text:list-item>
          <text:p text:style-name="P21"><text:span text:style-name="Strong_20_Emphasis"><text:span text:style-name="T15">Asegurar</text:span></text:span><text:span text:style-name="T15">:</text:span> </text:p>
          <text:list>
            <text:list-item>
              <text:p text:style-name="P21"><text:span text:style-name="T15">Que todos los componentes de la organización conocen los requisitos del cliente.</text:span> </text:p>
            </text:list-item>
            <text:list-item>
              <text:p text:style-name="P21"><text:span text:style-name="T15">El correcto procesamiento y uso de la información referente al sistema de gestión.</text:span> </text:p>
            </text:list-item>
          </text:list>
        </text:list-item>
        <text:list-item>
          <text:p text:style-name="P21"><text:span text:style-name="Strong_20_Emphasis"><text:span text:style-name="T15">Coordinar</text:span></text:span><text:span text:style-name="T15">:</text:span> </text:p>
          <text:list>
            <text:list-item>
              <text:p text:style-name="P21"><text:span text:style-name="T15">La realización de las auditorías internas, siendo aconsejable que sea parte activa en las mismas.</text:span> </text:p>
            </text:list-item>
            <text:list-item>
              <text:p text:style-name="P21"><text:span text:style-name="T15">Las auditorías externas.</text:span> </text:p>
            </text:list-item>
            <text:list-item>
              <text:p text:style-name="P21"><text:span text:style-name="T15">Las acciones derivadas para la corrección de las no conformidades.</text:span> </text:p>
            </text:list-item>
            <text:list-item>
              <text:p text:style-name="P21"><text:span text:style-name="T15">Los mecanismos de participación del personal: equipos de mejora, sugerencias…</text:span> </text:p>
            </text:list-item>
            <text:list-item>
              <text:p text:style-name="P21"><text:span text:style-name="T15">Los programas de mejora.</text:span> </text:p>
            </text:list-item>
            <text:list-item>
              <text:p text:style-name="P21"><text:span text:style-name="T15">Las acciones formativas derivadas del estudio de las necesidades de formación.</text:span> </text:p>
            </text:list-item>
          </text:list>
        </text:list-item>
        <text:list-item>
          <text:p text:style-name="P21"><text:span text:style-name="Strong_20_Emphasis"><text:span text:style-name="T15">Promover</text:span></text:span><text:span text:style-name="T15">:</text:span> </text:p>
          <text:list>
            <text:list-item>
              <text:p text:style-name="P21"><text:span text:style-name="T15">La activa participación del personal en el diseño y mejora de los procedimientos e instrucciones de trabajo.</text:span> </text:p>
            </text:list-item>
            <text:list-item>
              <text:p text:style-name="P21"><text:span text:style-name="T15">La prevención.</text:span> </text:p>
            </text:list-item>
            <text:list-item>
              <text:p text:style-name="P11"><text:span text:style-name="T15">La implantación de un programa de costes de calidad.</text:span> </text:p>
            </text:list-item>
          </text:list>
        </text:list-item>
      </text:list>
      <text:p text:style-name="P10">Si observamos detalladamente esta serie de funciones, podemos extraer dos conclusiones claras, por una parte el gestor de calidad es el interruptor que pone en funcionamiento el sistema, el que vela por su eficacia y a quien se debe recurrir en busca de apoyo para mejorarlo y por otra parte y muy importante es el verdadero “representante del cliente” dentro de la empresa, ya que tiene como <text:soft-page-break/>función asegurar que toda la organización conozca los requisitos del cliente, los entienda y los cumpla.</text:p>
      <text:p text:style-name="P10">En pocas palabras, planificar, asegurarse que se ejecute lo planificado, comprobar y promover las medidas correctoras necesarias, es decir, aplicar el ciclo PDC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 svg:font-family="Arial, Tahoma, Helvetica, FreeSans, sans-serif"/>
    <style:font-face style:name="Mangal1" svg:font-family="Mangal"/>
    <style:font-face style:name="Verdana" svg:font-family="Verdana"/>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6:52:41.687000000</meta:creation-date>
    <dc:date>2015-04-16T14:01:10.759761089</dc:date>
    <meta:editing-duration>PT56M48S</meta:editing-duration>
    <meta:editing-cycles>3</meta:editing-cycles>
    <meta:generator>LibreOffice/4.3.3.2$Linux_X86_64 LibreOffice_project/430m0$Build-2</meta:generator>
    <dc:creator>jessie </dc:creator>
    <meta:document-statistic meta:table-count="0" meta:image-count="0" meta:object-count="0" meta:page-count="6" meta:paragraph-count="45" meta:word-count="1790" meta:character-count="11903" meta:non-whitespace-character-count="10038"/>
  </office:meta>
</office:document-meta>
</file>